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349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2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4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6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7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7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4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2" fo:font-weight="bold"/>
    </style:style>
    <style:style style:name="ce187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2" fo:font-weight="normal"/>
    </style:style>
    <style:style style:name="ce187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2" fo:font-weight="bold"/>
    </style:style>
    <style:style style:name="ce187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8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="0.06pt solid #000000" style:vertical-align="middle"/>
      <style:text-properties style:font-name="Avenir6"/>
    </style:style>
    <style:style style:name="ce17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2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2"/>
          <table:covered-table-cell table:number-columns-repeated="2" table:style-name="ce616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5" table:content-validation-name="val121" office:value-type="float" office:value="10" calcext:value-type="float">
            <text:p>10</text:p>
          </table:table-cell>
          <table:table-cell table:style-name="ce75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755" table:content-validation-name="val121" office:value-type="float" office:value="20" calcext:value-type="float">
            <text:p>20</text:p>
          </table:table-cell>
          <table:table-cell table:style-name="ce75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755" table:content-validation-name="val121" office:value-type="float" office:value="120" calcext:value-type="float">
            <text:p>120</text:p>
          </table:table-cell>
          <table:table-cell table:style-name="ce75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41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2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3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3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7"/>
          <table:covered-table-cell table:number-columns-repeated="5" table:style-name="ce580"/>
          <table:covered-table-cell table:style-name="ce707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ce623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7" table:content-validation-name="val111"/>
          <table:table-cell table:style-name="ce70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7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48" table:number-columns-spanned="3" table:number-rows-spanned="1"/>
          <table:covered-table-cell table:number-columns-repeated="2" table:style-name="ce97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9"/>
          <table:covered-table-cell table:style-name="ce97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8"/>
          <table:table-cell table:style-name="ce848" table:content-validation-name="val128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Elsődlege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Másodlagos fegyver</text:p>
          </table:table-cell>
          <table:table-cell table:style-name="ce736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5" table:content-validation-name="val120" table:number-columns-spanned="2" table:number-rows-spanned="1"/>
          <table:covered-table-cell table:style-name="ce74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42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5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7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1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3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0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7"/>
          <table:covered-table-cell table:style-name="ce1764"/>
          <table:covered-table-cell table:number-columns-repeated="6" table:style-name="ce1757"/>
          <table:covered-table-cell table:number-columns-repeated="3" table:style-name="ce1825"/>
          <table:covered-table-cell table:style-name="ce17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7"/>
          <table:table-cell table:style-name="ce1764"/>
          <table:table-cell table:style-name="ce1757" table:number-columns-repeated="6"/>
          <table:table-cell table:style-name="ce1825" table:number-columns-repeated="3"/>
          <table:table-cell table:style-name="ce17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9" office:value-type="string" calcext:value-type="string">
            <text:p>Szint</text:p>
          </table:table-cell>
          <table:table-cell table:style-name="ce1809" office:value-type="string" calcext:value-type="string" table:number-columns-spanned="2" table:number-rows-spanned="1">
            <text:p>KP</text:p>
          </table:table-cell>
          <table:covered-table-cell table:style-name="ce18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8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8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8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17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8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8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8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8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8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8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6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8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8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8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8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4" table:content-validation-name="val190" office:value-type="string" calcext:value-type="string">
            <text:p>Fok</text:p>
          </table:table-cell>
          <table:table-cell table:style-name="ce1754" table:content-validation-name="val190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7"/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9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5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7"/>
          <table:table-cell table:style-name="ce1748" table:content-validation-name="val57" table:number-columns-repeated="2"/>
          <table:table-cell table:style-name="ce1852" table:content-validation-name="val57"/>
          <table:table-cell table:style-name="ce179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6" table:content-validation-name="val57"/>
          <table:table-cell table:style-name="ce175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6" table:content-validation-name="val57" office:value-type="string" calcext:value-type="string">
            <text:p>Szúró</text:p>
          </table:table-cell>
          <table:table-cell table:style-name="ce1756" table:content-validation-name="val57" office:value-type="string" calcext:value-type="string">
            <text:p>Vágó</text:p>
          </table:table-cell>
          <table:table-cell table:style-name="ce1756" table:content-validation-name="val57" office:value-type="string" calcext:value-type="string">
            <text:p>Zúzó</text:p>
          </table:table-cell>
          <table:table-cell table:style-name="ce175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>
            <text:p>SFÉ</text:p>
          </table:table-cell>
          <table:table-cell table:style-name="ce175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88"/>
          <table:table-cell table:style-name="ce1617"/>
          <table:table-cell table:style-name="Default" table:number-columns-repeated="3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88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.00.00</text:date>, <text:time style:data-style-name="N2" text:time-value="20:55:46.77932035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8T21:01:54.214954218</dc:date>
    <meta:editing-cycles>702</meta:editing-cycles>
    <meta:editing-duration>P7DT14H8M2S</meta:editing-duration>
    <meta:document-statistic meta:table-count="11" meta:cell-count="34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